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5pt" style:font-size-asian="5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font-size="11pt" style:font-size-asian="11pt"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0.5pt" style:font-size-asian="10.5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9pt" style:font-size-asian="9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1pt" style:font-size-asian="11pt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9pt" style:font-size-asian="9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9pt" style:font-size-asian="9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1pt" style:font-size-asian="11pt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font-size="11pt" style:font-size-asian="11pt"/>
    </style:style>
    <style:style style:name="P25" style:parent-style-name="Standard" style:family="paragraph">
      <style:text-properties fo:font-size="11pt" style:font-size-asian="11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28pt" style:font-size-asian="28pt" style:font-size-complex="36pt" fo:language="es" fo:country="MX"/>
    </style:style>
    <style:style style:name="T28" style:parent-style-name="Fuentedepárrafopredeter." style:family="text">
      <style:text-properties fo:font-size="28pt" style:font-size-asian="28pt" style:font-size-complex="36pt"/>
    </style:style>
    <style:style style:name="T29" style:parent-style-name="Fuentedepárrafopredeter." style:family="text">
      <style:text-properties fo:font-size="28pt" style:font-size-asian="28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28pt" style:font-size-asian="28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font-size="11pt" style:font-size-asian="11pt" fo:language="es" fo:country="MX" style:language-asian="ja" style:country-asian="JP" style:language-complex="ar" style:country-complex="SA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Normal" style:family="paragraph">
      <style:paragraph-properties fo:text-indent="0.5in"/>
      <style:text-properties fo:font-size="16pt" style:font-size-asian="16pt" fo:language="es" fo:country="MX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43" style:parent-style-name="Fuentedepárrafopredeter." style:family="text">
      <style:text-properties fo:font-size="16pt" style:font-size-asian="16pt" fo:language="es" fo:country="MX"/>
    </style:style>
    <style:style style:name="TableRow44" style:family="table-row">
      <style:table-row-properties style:row-height="0.5986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P50" style:parent-style-name="Normal" style:family="paragraph">
      <style:text-properties fo:font-size="9pt" style:font-size-asian="9pt" fo:language="es" fo:country="MX"/>
    </style:style>
    <style:style style:name="P51" style:parent-style-name="Normal" style:family="paragraph">
      <style:paragraph-properties fo:text-indent="0.5in"/>
    </style:style>
    <style:style style:name="T52" style:parent-style-name="Fuentedepárrafopredeter." style:family="text">
      <style:text-properties fo:font-size="16pt" style:font-size-asian="16pt" fo:language="es" fo:country="MX"/>
    </style:style>
    <style:style style:name="T53" style:parent-style-name="Fuentedepárrafopredeter." style:family="text">
      <style:text-properties fo:language="es" fo:country="MX"/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60" style:parent-style-name="Normal" style:family="paragraph">
      <style:paragraph-properties fo:text-indent="0.5in"/>
    </style:style>
    <style:style style:name="T61" style:parent-style-name="Fuentedepárrafopredeter." style:family="text">
      <style:text-properties fo:font-size="16pt" style:font-size-asian="16pt" fo:language="es" fo:country="MX"/>
    </style:style>
    <style:style style:name="TableRow62" style:family="table-row">
      <style:table-row-properties style:row-height="0.5534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68" style:parent-style-name="Normal" style:family="paragraph">
      <style:paragraph-properties fo:text-indent="0.5in"/>
    </style:style>
    <style:style style:name="T69" style:parent-style-name="Fuentedepárrafopredeter." style:family="text">
      <style:text-properties fo:font-size="16pt" style:font-size-asian="16pt" fo:language="es" fo:country="MX"/>
    </style:style>
    <style:style style:name="TableRow70" style:family="table-row">
      <style:table-row-properties style:row-height="0.5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76" style:parent-style-name="Normal" style:family="paragraph">
      <style:paragraph-properties fo:text-indent="0.5in"/>
    </style:style>
    <style:style style:name="T77" style:parent-style-name="Fuentedepárrafopredeter." style:family="text">
      <style:text-properties fo:font-size="16pt" style:font-size-asian="16pt" fo:language="es" fo:country="MX"/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83" style:family="table-row">
      <style:table-row-properties style:row-height="0.5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Cambria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88" style:family="table-row">
      <style:table-row-properties style:row-height="0.5541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94" style:parent-style-name="Normal" style:family="paragraph">
      <style:paragraph-properties fo:text-indent="0.5in"/>
    </style:style>
    <style:style style:name="T95" style:parent-style-name="Fuentedepárrafopredeter." style:family="text">
      <style:text-properties fo:font-size="16pt" style:font-size-asian="16pt" fo:language="es" fo:country="MX"/>
    </style:style>
    <style:style style:name="TableRow96" style:family="table-row">
      <style:table-row-properties style:row-height="0.5493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103" style:parent-style-name="Normal" style:family="paragraph">
      <style:paragraph-properties fo:text-indent="0.5in"/>
    </style:style>
    <style:style style:name="T104" style:parent-style-name="Fuentedepárrafopredeter." style:family="text">
      <style:text-properties fo:font-size="16pt" style:font-size-asian="16pt" fo:language="es" fo:country="MX"/>
    </style:style>
    <style:style style:name="T105" style:parent-style-name="Fuentedepárrafopredeter." style:family="text">
      <style:text-properties fo:font-size="16pt" style:font-size-asian="16pt" fo:language="es" fo:country="MX"/>
    </style:style>
    <style:style style:name="TableRow106" style:family="table-row">
      <style:table-row-properties style:row-height="0.6208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110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ableCell11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113" style:family="table-row">
      <style:table-row-properties style:row-height="0.5in"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end" fo:margin-left="0.4368in">
        <style:tab-stops/>
      </style:paragraph-properties>
      <style:text-properties fo:font-size="11pt" style:font-size-asian="11pt" fo:language="es" fo:country="MX"/>
    </style:style>
    <style:style style:name="TableCell11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P118" style:parent-style-name="Standard" style:family="paragraph">
      <style:text-properties fo:font-size="11pt" style:font-size-asian="11pt" fo:language="es" fo:country="MX"/>
    </style:style>
    <style:style style:name="P119" style:parent-style-name="Standard" style:family="paragraph">
      <style:text-properties fo:font-size="11pt" style:font-size-asian="11pt" fo:language="es" fo:country="MX"/>
    </style:style>
    <style:style style:name="P120" style:parent-style-name="Standard" style:family="paragraph">
      <style:text-properties style:font-name="Calibri" fo:color="#000000" fo:font-size="24pt" style:font-size-asian="24pt"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/>
    </style:style>
    <style:style style:name="P123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24" style:parent-style-name="Párrafodelista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25" style:parent-style-name="Párrafodelista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26" style:parent-style-name="Párrafodelista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27" style:parent-style-name="Párrafodelista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28" style:parent-style-name="Párrafodelista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29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0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1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2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style:font-size-complex="10.5pt" fo:language="es" fo:country="MX"/>
    </style:style>
    <style:style style:name="P133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34" style:parent-style-name="Párrafodelista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P135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6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7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8" style:parent-style-name="Normal" style:family="paragraph">
      <style:paragraph-properties fo:text-align="justify" fo:margin-bottom="0.0694in" fo:line-height="150%" fo:margin-left="0.25in">
        <style:tab-stops/>
      </style:paragraph-properties>
      <style:text-properties style:font-name="Georgia" style:font-name-asian="Times New Roman" style:font-name-complex="Arial" fo:font-size="14pt" style:font-size-asian="14pt" fo:language="es" fo:country="MX"/>
    </style:style>
    <style:style style:name="P139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 fo:font-size="14pt" style:font-size-asian="14pt" fo:language="es" fo:country="MX"/>
    </style:style>
    <style:style style:name="S2" style:family="section">
      <style:section-properties fo:margin-left="0in" fo:margin-right="0in" style:writing-mode="lr-tb"/>
    </style:style>
    <style:style style:name="P140" style:parent-style-name="Standard" style:family="paragraph">
      <style:text-properties style:font-name="Georgia" fo:font-size="14pt" style:font-size-asian="14pt" fo:language="es" fo:country="MX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41" style:parent-style-name="Standard" style:family="paragraph">
      <style:paragraph-properties>
        <style:tab-stops>
          <style:tab-stop style:type="left" style:position="2.75in"/>
        </style:tab-stops>
      </style:paragraph-properties>
      <style:text-properties style:font-name="Georgia" fo:font-size="14pt" style:font-size-asian="14pt" fo:language="es" fo:country="MX"/>
    </style:style>
    <style:style style:name="TableColumn143" style:family="table-column">
      <style:table-column-properties style:column-width="0.4888in"/>
    </style:style>
    <style:style style:name="TableColumn144" style:family="table-column">
      <style:table-column-properties style:column-width="0.4923in"/>
    </style:style>
    <style:style style:name="TableColumn145" style:family="table-column">
      <style:table-column-properties style:column-width="0.4923in"/>
    </style:style>
    <style:style style:name="TableColumn146" style:family="table-column">
      <style:table-column-properties style:column-width="0.4916in"/>
    </style:style>
    <style:style style:name="TableColumn147" style:family="table-column">
      <style:table-column-properties style:column-width="0.4923in"/>
    </style:style>
    <style:style style:name="Table142" style:family="table">
      <style:table-properties style:width="2.4576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P170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P171" style:parent-style-name="Normal" style:family="paragraph">
      <style:text-properties style:font-name="Georgia" fo:font-size="14pt" style:font-size-asian="14pt" fo:language="es" fo:country="MX"/>
    </style:style>
    <style:style style:name="TableColumn173" style:family="table-column">
      <style:table-column-properties style:column-width="0.4888in"/>
    </style:style>
    <style:style style:name="TableColumn174" style:family="table-column">
      <style:table-column-properties style:column-width="0.4923in"/>
    </style:style>
    <style:style style:name="TableColumn175" style:family="table-column">
      <style:table-column-properties style:column-width="0.4923in"/>
    </style:style>
    <style:style style:name="TableColumn176" style:family="table-column">
      <style:table-column-properties style:column-width="0.4916in"/>
    </style:style>
    <style:style style:name="TableColumn177" style:family="table-column">
      <style:table-column-properties style:column-width="0.4923in"/>
    </style:style>
    <style:style style:name="Table172" style:family="table">
      <style:table-properties style:width="2.4576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  <style:text-properties style:font-name="Georgia" fo:font-size="14pt" style:font-size-asian="14pt" fo:language="es" fo:country="MX"/>
    </style:style>
    <style:style style:name="S4" style:family="section">
      <style:section-properties fo:margin-left="0in" fo:margin-right="0in" style:writing-mode="lr-tb"/>
    </style:style>
    <style:style style:name="P200" style:parent-style-name="Normal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text:s/></text:p>
          </table:table-cell>
          <table:table-cell table:style-name="TableCell40">
            <text:p text:style-name="P41"/>
            <text:p text:style-name="P42"><text:span text:style-name="T43">Juan Alfredo Cruz Carlon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Asignatura:</text:p>
          </table:table-cell>
          <table:table-cell table:style-name="TableCell48">
            <text:p text:style-name="P49"/>
            <text:p text:style-name="P50"/>
            <text:p text:style-name="P51"><text:span text:style-name="T52">Fundamentos de programación</text:span><text:span text:style-name="T53"><text:s/></text:span></text:p>
          </table:table-cell>
        </table:table-row>
        <table:table-row table:style-name="TableRow54">
          <table:table-cell table:style-name="TableCell55">
            <text:p text:style-name="P56"/>
            <text:p text:style-name="P57">Grupo:</text:p>
          </table:table-cell>
          <table:table-cell table:style-name="TableCell58">
            <text:p text:style-name="P59"/>
            <text:p text:style-name="P60"><text:span text:style-name="T61">1107</text:span></text:p>
          </table:table-cell>
        </table:table-row>
        <table:table-row table:style-name="TableRow62">
          <table:table-cell table:style-name="TableCell63">
            <text:p text:style-name="P64"/>
            <text:p text:style-name="P65">No de Práctica(s):</text:p>
          </table:table-cell>
          <table:table-cell table:style-name="TableCell66">
            <text:p text:style-name="P67"/>
            <text:p text:style-name="P68"><text:span text:style-name="T69">3</text:span></text:p>
          </table:table-cell>
        </table:table-row>
        <table:table-row table:style-name="TableRow70">
          <table:table-cell table:style-name="TableCell71">
            <text:p text:style-name="P72"/>
            <text:p text:style-name="P73">Integrante(s):</text:p>
          </table:table-cell>
          <table:table-cell table:style-name="TableCell74">
            <text:p text:style-name="P75"/>
            <text:p text:style-name="P76"><text:span text:style-name="T77">Hernández García María Esther</text:span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  <text:p text:style-name="P91">Semestre:</text:p>
          </table:table-cell>
          <table:table-cell table:style-name="TableCell92">
            <text:p text:style-name="P93"/>
            <text:p text:style-name="P94"><text:span text:style-name="T95">2018-1</text:span>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Fecha de entrega:</text:span></text:p>
          </table:table-cell>
          <table:table-cell table:style-name="TableCell101">
            <text:p text:style-name="P102"/>
            <text:p text:style-name="P103"><text:span text:style-name="T104">Viernes 8</text:span><text:span text:style-name="T105"><text:s/>de septiembre del 2017</text:span></text:p>
          </table:table-cell>
        </table:table-row>
        <table:table-row table:style-name="TableRow106">
          <table:table-cell table:style-name="TableCell107">
            <text:p text:style-name="P108"/>
            <text:p text:style-name="P109"><text:span text:style-name="T110">Obervaciones: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  <text:p text:style-name="P119"/>
      <text:p text:style-name="P120"><text:tab/><text:tab/><text:tab/><text:tab/><text:tab/>CALIFICACIÓN:<text:s/>__________</text:p>
      <text:p text:style-name="P121"/>
      <text:p text:style-name="P122"/>
      <text:soft-page-break/>
      <text:p text:style-name="P123">Método para incrementar un número<text:s/></text:p>
      <text:list text:style-name="LFO1" text:continue-numbering="true">
        <text:list-item>
          <text:p text:style-name="P124">Poner el número que se quiere sumar colocando un numeral por casilla y poniendo un cero a la izquierda del número.<text:s/></text:p>
        </text:list-item>
        <text:list-item>
          <text:p text:style-name="P125">Delimitar el número que se quiere sumar, colocando un asterisco en la casilla<text:s/>inmediata izquierda del número y otro en la casilla inmediata derecha.</text:p>
        </text:list-item>
        <text:list-item>
          <text:p text:style-name="P126">Ubicar en visor en el asterisco de más a la derecha, moverse una casilla a la izquierda e incrementar en una unidad el número que se encuentre en la casilla colocando el resultado en la casilla de abajo.</text:p>
        </text:list-item>
        <text:list-item>
          <text:p text:style-name="P127">Comparar ese número con cero.</text:p>
        </text:list-item>
      </text:list>
      <text:section text:name="Sect1" text:style-name="S1">
        <text:soft-page-break/>
        <text:p text:style-name="P128">Si<text:s/>no es cero</text:p>
        <text:p text:style-name="P129">5a.<text:s/>Moverse una casilla a la izquierda y luego arriba.<text:s/></text:p>
        <text:p text:style-name="P130">6a.<text:s/>Copiar el número que este<text:s/>en esa casilla<text:s/>un lugar<text:s/>más abajo.<text:s/>(Si<text:s/>en la casilla se encuentra un asterisco la operación se detiene).</text:p>
        <text:p text:style-name="P131">7a.<text:s/>Repetir los dos pasos anteriores<text:s/>hasta que en el paso 6a se llegue al asterisco. Entonces la operación se detiene.</text:p>
        <text:p text:style-name="P132"/>
        <text:p text:style-name="P133"/>
        <text:soft-page-break/>
        <text:p text:style-name="P134">Si es cero</text:p>
        <text:p text:style-name="P135">5b.<text:s/>Moverse una casilla a la izquierda y luego arriba e incrementar en una unidad el número que se encuentre en la casilla colocando el resultado en la casilla de abajo.</text:p>
        <text:p text:style-name="P136">6b. Comparar ese número con cero.</text:p>
        <text:p text:style-name="P137">7b.<text:s/>Repetir los dos pasos anteriores hasta que el número<text:s/>comparado no sea cero.</text:p>
        <text:p text:style-name="P138">8b. Hacer los pasos del 5a-7a.</text:p>
        <text:p text:style-name="P139"/>
      </text:section>
      <text:section text:name="Sect2" text:style-name="S2">
        <text:soft-page-break/>
        <text:p text:style-name="P140">El resultado se encuentra una casilla más abajo del número original.</text:p>
      </text:section>
      <text:section text:name="Sect3" text:style-name="S3">
        <text:soft-page-break/>
        <text:p text:style-name="P141">Ejemplo 1<text:tab/></text:p>
        <table:table table:style-name="Table142">
          <table:table-columns>
            <table:table-column table:style-name="TableColumn143"/>
            <table:table-column table:style-name="TableColumn144"/>
            <table:table-column table:style-name="TableColumn145"/>
            <table:table-column table:style-name="TableColumn146"/>
            <table:table-column table:style-name="TableColumn147"/>
          </table:table-columns>
          <table:table-row table:style-name="TableRow148">
            <table:table-cell table:style-name="TableCell149">
              <text:p text:style-name="P150">*</text:p>
            </table:table-cell>
            <table:table-cell table:style-name="TableCell151">
              <text:p text:style-name="P152">0</text:p>
            </table:table-cell>
            <table:table-cell table:style-name="TableCell153">
              <text:p text:style-name="P154">9</text:p>
            </table:table-cell>
            <table:table-cell table:style-name="TableCell155">
              <text:p text:style-name="P156">9</text:p>
            </table:table-cell>
            <table:table-cell table:style-name="TableCell157">
              <text:p text:style-name="P158">*</text:p>
            </table:table-cell>
          </table:table-row>
          <table:table-row table:style-name="TableRow159">
            <table:table-cell table:style-name="TableCell160">
              <text:p text:style-name="P161"/>
            </table:table-cell>
            <table:table-cell table:style-name="TableCell162">
              <text:p text:style-name="P163">1</text:p>
            </table:table-cell>
            <table:table-cell table:style-name="TableCell164">
              <text:p text:style-name="P165">0</text:p>
            </table:table-cell>
            <table:table-cell table:style-name="TableCell166">
              <text:p text:style-name="P167">0</text:p>
            </table:table-cell>
            <table:table-cell table:style-name="TableCell168">
              <text:p text:style-name="P169"/>
            </table:table-cell>
          </table:table-row>
        </table:table>
        <text:p text:style-name="P170"/>
        <text:soft-page-break/>
        <text:p text:style-name="P171">Ejemplo<text:s/>2</text:p>
        <table:table table:style-name="Table172">
          <table:table-columns>
            <table:table-column table:style-name="TableColumn173"/>
            <table:table-column table:style-name="TableColumn174"/>
            <table:table-column table:style-name="TableColumn175"/>
            <table:table-column table:style-name="TableColumn176"/>
            <table:table-column table:style-name="TableColumn177"/>
          </table:table-columns>
          <table:table-row table:style-name="TableRow178">
            <table:table-cell table:style-name="TableCell179">
              <text:p text:style-name="P180">*</text:p>
            </table:table-cell>
            <table:table-cell table:style-name="TableCell181">
              <text:p text:style-name="P182">1</text:p>
            </table:table-cell>
            <table:table-cell table:style-name="TableCell183">
              <text:p text:style-name="P184">2</text:p>
            </table:table-cell>
            <table:table-cell table:style-name="TableCell185">
              <text:p text:style-name="P186">4</text:p>
            </table:table-cell>
            <table:table-cell table:style-name="TableCell187">
              <text:p text:style-name="P188">*</text:p>
            </table:table-cell>
          </table:table-row>
          <table:table-row table:style-name="TableRow189">
            <table:table-cell table:style-name="TableCell190">
              <text:p text:style-name="P191"/>
            </table:table-cell>
            <table:table-cell table:style-name="TableCell192">
              <text:p text:style-name="P193">1</text:p>
            </table:table-cell>
            <table:table-cell table:style-name="TableCell194">
              <text:p text:style-name="P195">2</text:p>
            </table:table-cell>
            <table:table-cell table:style-name="TableCell196">
              <text:p text:style-name="P197">5</text:p>
            </table:table-cell>
            <table:table-cell table:style-name="TableCell198">
              <text:p text:style-name="P199"/>
            </table:table-cell>
          </table:table-row>
        </table:table>
      </text:section>
      <text:section text:name="Sect4" text:style-name="S4">
        <text:p text:style-name="P20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translate" style:display-name="notranslate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sther</dc:creator>
    <meta:creation-date>2017-09-02T00:53:00Z</meta:creation-date>
    <dc:date>2017-09-07T23:00:00Z</dc:date>
    <meta:template xlink:href="Normal" xlink:type="simple"/>
    <meta:editing-cycles>5</meta:editing-cycles>
    <meta:editing-duration>PT3900S</meta:editing-duration>
    <meta:document-statistic meta:page-count="2" meta:paragraph-count="3" meta:word-count="271" meta:character-count="1762" meta:row-count="12" meta:non-whitespace-character-count="1494"/>
  </office:meta>
</office:document-meta>
</file>